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11" style:family="table-cell" style:parent-style-name="Default" style:data-style-name="N2">
      <style:text-properties style:font-name="Noto Sans Mono CJK JP" style:font-name-asian="Noto Sans Mono CJK J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9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12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1" calcext:value-type="date">
            <text:p>2025-09-11</text:p>
          </table:table-cell>
          <table:table-cell office:value-type="float" office:value="44372.5" calcext:value-type="float">
            <text:p>44372.50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40573.83" calcext:value-type="float">
            <text:p>4057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2" calcext:value-type="date">
            <text:p>2025-09-12</text:p>
          </table:table-cell>
          <table:table-cell office:value-type="float" office:value="44768.12" calcext:value-type="float">
            <text:p>44768.12</text:p>
          </table:table-cell>
          <table:table-cell office:value-type="float" office:value="3160.49" calcext:value-type="float">
            <text:p>3160.49</text:p>
          </table:table-cell>
          <table:table-cell office:value-type="float" office:value="40686.68" calcext:value-type="float">
            <text:p>40686.6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6" calcext:value-type="date">
            <text:p>2025-09-16</text:p>
          </table:table-cell>
          <table:table-cell office:value-type="float" office:value="44902.27" calcext:value-type="float">
            <text:p>44902.27</text:p>
          </table:table-cell>
          <table:table-cell office:value-type="float" office:value="3168.36" calcext:value-type="float">
            <text:p>3168.36</text:p>
          </table:table-cell>
          <table:table-cell office:value-type="float" office:value="40832.84" calcext:value-type="float">
            <text:p>40832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7" calcext:value-type="date">
            <text:p>2025-09-17</text:p>
          </table:table-cell>
          <table:table-cell office:value-type="float" office:value="44790.38" calcext:value-type="float">
            <text:p>44790.38</text:p>
          </table:table-cell>
          <table:table-cell office:value-type="float" office:value="3145.83" calcext:value-type="float">
            <text:p>3145.83</text:p>
          </table:table-cell>
          <table:table-cell office:value-type="float" office:value="40515.42" calcext:value-type="float">
            <text:p>40515.4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8" calcext:value-type="date">
            <text:p>2025-09-18</text:p>
          </table:table-cell>
          <table:table-cell office:value-type="float" office:value="45303.43" calcext:value-type="float">
            <text:p>45303.43</text:p>
          </table:table-cell>
          <table:table-cell office:value-type="float" office:value="3158.87" calcext:value-type="float">
            <text:p>3158.87</text:p>
          </table:table-cell>
          <table:table-cell office:value-type="float" office:value="40688.02" calcext:value-type="float">
            <text:p>40688.0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9" calcext:value-type="date">
            <text:p>2025-09-19</text:p>
          </table:table-cell>
          <table:table-cell office:value-type="float" office:value="45045.81" calcext:value-type="float">
            <text:p>45045.81</text:p>
          </table:table-cell>
          <table:table-cell office:value-type="float" office:value="3147.68" calcext:value-type="float">
            <text:p>3147.68</text:p>
          </table:table-cell>
          <table:table-cell office:value-type="float" office:value="40461.54" calcext:value-type="float">
            <text:p>40461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2" calcext:value-type="date">
            <text:p>2025-09-22</text:p>
          </table:table-cell>
          <table:table-cell office:value-type="float" office:value="45493.66" calcext:value-type="float">
            <text:p>45493.66</text:p>
          </table:table-cell>
          <table:table-cell office:value-type="float" office:value="3163.17" calcext:value-type="float">
            <text:p>3163.17</text:p>
          </table:table-cell>
          <table:table-cell office:value-type="float" office:value="40664.82" calcext:value-type="float">
            <text:p>40664.8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4" calcext:value-type="date">
            <text:p>2025-09-24</text:p>
          </table:table-cell>
          <table:table-cell office:value-type="float" office:value="45630.31" calcext:value-type="float">
            <text:p>45630.31</text:p>
          </table:table-cell>
          <table:table-cell office:value-type="float" office:value="3170.45" calcext:value-type="float">
            <text:p>3170.45</text:p>
          </table:table-cell>
          <table:table-cell office:value-type="float" office:value="40593.64" calcext:value-type="float">
            <text:p>40593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5" calcext:value-type="date">
            <text:p>2025-09-25</text:p>
          </table:table-cell>
          <table:table-cell office:value-type="float" office:value="45754.93" calcext:value-type="float">
            <text:p>45754.93</text:p>
          </table:table-cell>
          <table:table-cell office:value-type="float" office:value="3185.35" calcext:value-type="float">
            <text:p>3185.35</text:p>
          </table:table-cell>
          <table:table-cell office:value-type="float" office:value="40812.86" calcext:value-type="float">
            <text:p>40812.8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6" calcext:value-type="date">
            <text:p>2025-09-26</text:p>
          </table:table-cell>
          <table:table-cell office:value-type="float" office:value="45354.99" calcext:value-type="float">
            <text:p>45354.99</text:p>
          </table:table-cell>
          <table:table-cell office:value-type="float" office:value="3187.02" calcext:value-type="float">
            <text:p>3187.02</text:p>
          </table:table-cell>
          <table:table-cell office:value-type="float" office:value="40851.51" calcext:value-type="float">
            <text:p>40851.51</text:p>
          </table:table-cell>
          <table:table-cell table:style-name="ce9" table:number-columns-repeated="16380"/>
        </table:table-row>
        <table:table-row table:style-name="ro2" table:number-rows-repeated="1048446">
          <table:table-cell table:number-columns-repeated="4"/>
          <table:table-cell table:style-name="ce9" table:number-columns-repeated="16380"/>
        </table:table-row>
        <table:table-row table:style-name="ro2">
          <table:table-cell table:number-columns-repeated="4"/>
          <table:table-cell table:style-name="ce9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6">0000/00/00</text:date>, <text:time style:data-style-name="N2" text:time-value="16:38:45.631854381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6.2$Linux_X86_64 LibreOffice_project/520$Build-2</meta:generator>
    <dc:date>2025-09-26T17:07:26.008371285</dc:date>
    <meta:editing-duration>PT21H52M41S</meta:editing-duration>
    <meta:editing-cycles>278</meta:editing-cycles>
    <meta:document-statistic meta:table-count="1" meta:cell-count="516" meta:object-count="0"/>
  </office:meta>
</office:document-meta>
</file>